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D000003ADCC492532E779CBFF.png" manifest:media-type="image/png"/>
  <manifest:file-entry manifest:full-path="Pictures/10000201000003AD000002743924B53B7B6FC4EA.png" manifest:media-type="image/png"/>
  <manifest:file-entry manifest:full-path="Pictures/10000201000004E500000274494D7B3049FE073B.png" manifest:media-type="image/png"/>
  <manifest:file-entry manifest:full-path="Pictures/10000201000003AD000001D746D2396122F14895.png" manifest:media-type="image/png"/>
  <manifest:file-entry manifest:full-path="Pictures/10000201000004E500000274BFE0504C80C26161.png" manifest:media-type="image/png"/>
  <manifest:file-entry manifest:full-path="Pictures/10000201000003AE000001D77F6D5A45E81ED302.png" manifest:media-type="image/png"/>
  <manifest:file-entry manifest:full-path="Pictures/100002010000031000000310C7CFBE8D68886024.png" manifest:media-type="image/png"/>
  <manifest:file-entry manifest:full-path="Pictures/1000020100000310000001D8F380FDFA6DED220A.png" manifest:media-type="image/png"/>
  <manifest:file-entry manifest:full-path="Pictures/10000201000003AD000001D89D79D24EBF9989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" svg:font-family="'Source Code Pro'" style:font-adornments="Regular" style:font-pitch="fixed"/>
    <style:font-face style:name="Fira Code Light" svg:font-family="'Fira Code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er">
      <style:graphic-properties fo:min-height="2.09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Header">
      <style:paragraph-properties style:writing-mode="lr-tb"/>
    </style:style>
    <style:style style:name="gr5" style:family="graphic" style:parent-style-name="Header">
      <style:graphic-properties fo:min-height="3.13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964cm" svg:height="3.994cm" svg:x="10.018cm" svg:y="5.878cm">
          <draw:image xlink:href="Pictures/10000201000003AD000001D89D79D24EBF9989AE.png" xlink:type="simple" xlink:show="embed" xlink:actuate="onLoad" draw:mime-type="image/png">
            <text:p/>
          </draw:image>
        </draw:frame>
        <draw:frame draw:style-name="gr2" draw:layer="layout" svg:width="10.16cm" svg:height="2.093cm" svg:x="8.92cm" svg:y="1.472cm">
          <draw:text-box>
            <text:p>Forward LSTM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64cm" svg:height="3.994cm" svg:x="10.68cm" svg:y="5.878cm">
          <draw:image xlink:href="Pictures/1000020100000310000001D8F380FDFA6DED220A.png" xlink:type="simple" xlink:show="embed" xlink:actuate="onLoad" draw:mime-type="image/png">
            <text:p/>
          </draw:image>
        </draw:frame>
        <draw:frame draw:style-name="gr4" draw:layer="layout" svg:width="10.16cm" svg:height="1.047cm" svg:x="8.92cm" svg:y="1.473cm">
          <draw:text-box>
            <text:p>Align Labels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6.636cm" svg:height="6.636cm" svg:x="10.682cm" svg:y="4.557cm">
          <draw:image xlink:href="Pictures/100002010000031000000310C7CFBE8D68886024.png" xlink:type="simple" xlink:show="embed" xlink:actuate="onLoad" draw:mime-type="image/png">
            <text:p/>
          </draw:image>
        </draw:frame>
        <draw:frame draw:style-name="gr4" draw:layer="layout" svg:width="10.16cm" svg:height="3.139cm" svg:x="8.92cm" svg:y="0.674cm">
          <draw:text-box>
            <text:p>Hidden Units</text:p>
            <text:p>&amp;</text:p>
            <text:p>Loss Calculation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974cm" svg:height="3.986cm" svg:x="10.16cm" svg:y="6.174cm">
          <draw:image xlink:href="Pictures/10000201000003AE000001D77F6D5A45E81ED302.png" xlink:type="simple" xlink:show="embed" xlink:actuate="onLoad" draw:mime-type="image/png">
            <text:p/>
          </draw:image>
        </draw:frame>
        <draw:frame draw:style-name="gr4" draw:layer="layout" svg:width="10.16cm" svg:height="1.047cm" svg:x="8.92cm" svg:y="1.473cm">
          <draw:text-box>
            <text:p>Bidirectional LSTM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7.966cm" svg:height="3.986cm" svg:x="10.16cm" svg:y="6.174cm">
          <draw:image xlink:href="Pictures/10000201000003AD000001D746D2396122F14895.png" xlink:type="simple" xlink:show="embed" xlink:actuate="onLoad" draw:mime-type="image/png">
            <text:p/>
          </draw:image>
        </draw:frame>
        <draw:frame draw:style-name="gr5" draw:layer="layout" svg:width="15.845cm" svg:height="3.139cm" svg:x="6.078cm" svg:y="1.473cm">
          <draw:text-box>
            <text:p>Remove Unidirectional Labels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0.607cm" svg:height="5.316cm" svg:x="8.89cm" svg:y="6.114cm">
          <draw:image xlink:href="Pictures/10000201000004E500000274494D7B3049FE073B.png" xlink:type="simple" xlink:show="embed" xlink:actuate="onLoad" draw:mime-type="image/png">
            <text:p/>
          </draw:image>
        </draw:frame>
        <draw:frame draw:style-name="gr5" draw:layer="layout" svg:width="15.845cm" svg:height="3.139cm" svg:x="6.079cm" svg:y="1.474cm">
          <draw:text-box>
            <text:p>Token Alignment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2.065cm" svg:height="8.051cm" svg:x="7.968cm" svg:y="3.85cm">
          <draw:image xlink:href="Pictures/10000201000003AD000002743924B53B7B6FC4EA.png" xlink:type="simple" xlink:show="embed" xlink:actuate="onLoad" draw:mime-type="image/png">
            <text:p/>
          </draw:image>
        </draw:frame>
        <draw:frame draw:style-name="gr5" draw:layer="layout" svg:width="15.845cm" svg:height="3.139cm" svg:x="6.08cm" svg:y="1.475cm">
          <draw:text-box>
            <text:p>Hidden Units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0.607cm" svg:height="5.316cm" svg:x="8.697cm" svg:y="5.217cm">
          <draw:image xlink:href="Pictures/10000201000004E500000274BFE0504C80C26161.png" xlink:type="simple" xlink:show="embed" xlink:actuate="onLoad" draw:mime-type="image/png">
            <text:p/>
          </draw:image>
        </draw:frame>
        <draw:frame draw:style-name="gr5" draw:layer="layout" svg:width="15.845cm" svg:height="3.139cm" svg:x="6.08cm" svg:y="1.475cm">
          <draw:text-box>
            <text:p>Hidden Unit Alignment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966cm" svg:height="7.966cm" svg:x="10.017cm" svg:y="3.892cm">
          <draw:image xlink:href="Pictures/10000201000003AD000003ADCC492532E779CBFF.png" xlink:type="simple" xlink:show="embed" xlink:actuate="onLoad" draw:mime-type="image/png">
            <text:p/>
          </draw:image>
        </draw:frame>
        <draw:frame draw:style-name="gr5" draw:layer="layout" svg:width="15.845cm" svg:height="3.139cm" svg:x="6.081cm" svg:y="1.476cm">
          <draw:text-box>
            <text:p>Loss Calculation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" svg:font-family="'Source Code Pro'" style:font-adornments="Regular" style:font-pitch="fixed"/>
    <style:font-face style:name="Fira Code Light" svg:font-family="'Fira Code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er" style:family="graphic">
      <style:graphic-properties draw:stroke="none" draw:fill="none" draw:fill-color="#ffffff"/>
      <style:paragraph-properties fo:text-align="center"/>
      <style:text-properties style:font-name="Fira Code Light" fo:font-family="'Fira Code Light'" style:font-style-name="Light" style:font-pitch="variable" fo:font-weight="25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3T10:54:02.162928189</meta:creation-date>
    <dc:date>2021-04-13T11:15:34.913968450</dc:date>
    <meta:editing-duration>PT21M33S</meta:editing-duration>
    <meta:editing-cycles>1</meta:editing-cycles>
    <meta:document-statistic meta:object-count="57"/>
    <meta:generator>LibreOffice/7.0.3.1$Linux_X86_64 LibreOffice_project/00$Build-1</meta:generator>
  </office:meta>
</office:document-meta>
</file>